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language="fr" fo:country="FR" style:text-underline-style="none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579d1c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950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6"/>
      <text:p text:style-name="P2"/>
      <text:p text:style-name="P3">Légende :</text:p>
      <text:p text:style-name="P3"/>
      <text:list xml:id="list4484920118215446622" text:style-name="L1">
        <text:list-item>
          <text:p text:style-name="P7">Texte en noir : Fonctionnalités à ajouter</text:p>
        </text:list-item>
        <text:list-item>
          <text:p text:style-name="P16"><text:span text:style-name="T4">Texte surligné</text:span><text:span text:style-name="T3"> : Fonctionnalités urgentes à ajouter</text:span></text:p>
        </text:list-item>
        <text:list-item>
          <text:p text:style-name="P16"><text:span text:style-name="T2">Texte en orange</text:span><text:span text:style-name="T3"> : Fonctionnalités en cours d'ajout</text:span></text:p>
        </text:list-item>
        <text:list-item>
          <text:p text:style-name="P16"><text:span text:style-name="T1">Texte en vert </text:span><text:span text:style-name="T3">: Fonctionnalités ajoutées</text:span></text:p>
        </text:list-item>
      </text:list>
      <text:p text:style-name="P2"/>
      <text:p text:style-name="P3">Notes :</text:p>
      <text:p text:style-name="P2"/>
      <text:list xml:id="list8373888767537026795" text:style-name="L2">
        <text:list-item>
          <text:p text:style-name="P8">Application en Anglais</text:p>
        </text:list-item>
        <text:list-item>
          <text:p text:style-name="P10">Insertion données dans l'onglet fichier</text:p>
        </text:list-item>
        <text:list-item>
          <text:p text:style-name="P10">Prioriser le calcul des mouvements à l'aspect graphique</text:p>
        </text:list-item>
      </text:list>
      <text:p text:style-name="P2"/>
      <text:p text:style-name="P3">Fonctionnalités :</text:p>
      <text:p text:style-name="P2"/>
      <text:p text:style-name="P4">Ajoutée au sprint 0 :</text:p>
      <text:p text:style-name="P3"/>
      <text:list xml:id="list8775482177000025333" text:style-name="L3">
        <text:list-item>
          <text:p text:style-name="P9">Interface globale du logiciel avec onglets (File, Help,...)</text:p>
        </text:list-item>
        <text:list-item>
          <text:p text:style-name="P9">Fenêtre d'affichage des cartes disponibles</text:p>
        </text:list-item>
        <text:list-item>
          <text:p text:style-name="P9">Fenêtre d'affichage des points disponibles de la carte</text:p>
        </text:list-item>
      </text:list>
      <text:list xml:id="list2815756676338965576" text:style-name="L4">
        <text:list-item>
          <text:p text:style-name="P12">Importer depuis Excel charte niveau marin global / points d'étude</text:p>
        </text:list-item>
        <text:list-item>
          <text:p text:style-name="P12">Ajouter un ou plusieurs points en brut sans Excel</text:p>
        </text:list-item>
        <text:list-item>
          <text:p text:style-name="P12">Calculer les mouvements pour chaque méthode</text:p>
        </text:list-item>
        <text:list-item>
          <text:p text:style-name="P12">Importer des cartes de format geotif</text:p>
        </text:list-item>
        <text:list-item>
          <text:p text:style-name="P12">Enregistrement des données importées</text:p>
        </text:list-item>
        <text:list-item>
          <text:p text:style-name="P13">Afficher caractéristiques d'un point lorsqu'on le sélectionne</text:p>
        </text:list-item>
        <text:list-item>
          <text:p text:style-name="P11">Tutoriel</text:p>
        </text:list-item>
        <text:list-item>
          <text:p text:style-name="P11">Calculer incertitudes pour chaque point</text:p>
        </text:list-item>
        <text:list-item>
          <text:p text:style-name="P11">Pouvoir ajouter / modifier des méthodes de calcul du mouvement</text:p>
        </text:list-item>
        <text:list-item>
          <text:p text:style-name="P11">Paramètres (langue, ect...)</text:p>
        </text:list-item>
        <text:list-item>
          <text:p text:style-name="P11">Modifier le zoom sur la carte / permettre le deplacement sur la carte</text:p>
        </text:list-item>
      </text:list>
      <text:p text:style-name="P2"/>
      <text:p text:style-name="P2"/>
      <text:p text:style-name="P2"/>
      <text:p text:style-name="P4">Ajoutée après compte rendu sprint 0 :</text:p>
      <text:p text:style-name="P3"/>
      <text:list xml:id="list2597375138287660185" text:style-name="L5">
        <text:list-item>
          <text:p text:style-name="P14">Afficher mouvement vertical pour chaque méthode quand on sélectionne un point</text:p>
        </text:list-item>
        <text:list-item>
          <text:p text:style-name="P15">Afficher échelle et placer les coordonnées sur les bords des maps</text:p>
        </text:list-item>
        <text:list-item>
          <text:p text:style-name="P15">Code couleur des cercle des points en fonction de la valeur moyenne du mouvement</text:p>
        </text:list-item>
        <text:list-item>
          <text:p text:style-name="P15">Diviser un cercle d'un point en 2 (min et max)</text:p>
        </text:list-item>
        <text:list-item>
          <text:p text:style-name="P15">Afficher une fenêtre avec les incertitudes associées à chaque points</text:p>
        </text:list-item>
        <text:list-item>
          <text:p text:style-name="P15">Pouvoir agrandir la fenêtre des points (qui est à gauche de l'écran) afin d'afficher les paramètres de chaque point)</text:p>
        </text:list-item>
        <text:list-item>
          <text:p text:style-name="P15">Ajouter le français.</text:p>
          <text:p text:style-name="P15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ntin Debonne</meta:initial-creator>
    <meta:creation-date>2019-01-07T16:25:59.26</meta:creation-date>
    <dc:date>2019-01-07T23:12:59.89</dc:date>
    <dc:creator>Valentin Debonne</dc:creator>
    <meta:editing-duration>PT1H14M40S</meta:editing-duration>
    <meta:editing-cycles>12</meta:editing-cycles>
    <meta:generator>OpenOffice/4.1.5$Win32 OpenOffice.org_project/415m1$Build-9789</meta:generator>
    <meta:document-statistic meta:table-count="0" meta:image-count="0" meta:object-count="0" meta:page-count="1" meta:paragraph-count="34" meta:word-count="265" meta:character-count="1554"/>
  </office:meta>
</office:document-meta>
</file>